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</office:automatic-styles>
  <office:body>
    <office:text>
      <text:p text:style-name="P1">"""This is a module for our Person class.</text:p>
      <text:p text:style-name="P2">.. author: Je voornaam en familienaam &lt;voornaam.familienaam@student.intecbrussel.be&gt;</text:p>
      <text:p text:style-name="P3">"""</text:p>
      <text:p text:style-name="P4"/>
      <text:p text:style-name="P5">from datetime import date</text:p>
      <text:p text:style-name="P6"/>
      <text:p text:style-name="P7">class Person:</text:p>
      <text:p text:style-name="P8"><text:s text:c="4"/>"""This is a class which represents a person. It is a bit of a silly class.</text:p>
      <text:p text:style-name="P9"><text:s text:c="4"/>It stores some personal information, and can calculate a person's age.</text:p>
      <text:p text:style-name="P10"><text:s text:c="4"/>"""</text:p>
      <text:p text:style-name="P11"/>
      <text:p text:style-name="P12"><text:s text:c="4"/>def __init__(self, <text:s text:c="1"/>): # voeg de methode argumenten hier</text:p>
      <text:p text:style-name="P13"><text:s text:c="8"/>"""This method creates a new person.</text:p>
      <text:p text:style-name="P14"/>
      <text:p text:style-name="P15"><text:s text:c="8"/>:param name: first name</text:p>
      <text:p text:style-name="P16"><text:s text:c="8"/>:type name: str</text:p>
      <text:p text:style-name="P17"><text:s text:c="8"/>:param surname: surname</text:p>
      <text:p text:style-name="P18"><text:s text:c="8"/>:type surname: str</text:p>
      <text:p text:style-name="P19"><text:s text:c="8"/>:param birthdate: date of birth</text:p>
      <text:p text:style-name="P20"><text:s text:c="8"/>:type birthdate: datetime.date</text:p>
      <text:p text:style-name="P21"><text:s text:c="8"/>:param address: physical address</text:p>
      <text:p text:style-name="P22"><text:s text:c="8"/>:type address: str</text:p>
      <text:p text:style-name="P23"><text:s text:c="8"/>:param telephone: telephone number</text:p>
      <text:p text:style-name="P24"><text:s text:c="8"/>:type telephone: str</text:p>
      <text:p text:style-name="P25"><text:s text:c="8"/>:param email: email address</text:p>
      <text:p text:style-name="P26"><text:s text:c="8"/>:type email: str</text:p>
      <text:p text:style-name="P27"><text:s text:c="8"/>"""</text:p>
      <text:p text:style-name="P28"><text:s text:c="8"/>pass</text:p>
      <text:p text:style-name="P29"><text:s text:c="8"/># voeg je code hier ...</text:p>
      <text:p text:style-name="P30"/>
      <text:p text:style-name="P31"/>
      <text:p text:style-name="P32"><text:s text:c="4"/>def age(self):</text:p>
      <text:p text:style-name="P33"><text:s text:c="8"/>"""This method calculates the person's age from the birthdate and the current date.</text:p>
      <text:p text:style-name="P34"/>
      <text:p text:style-name="P35"><text:s text:c="8"/>:returns: int -- the person's age in years</text:p>
      <text:p text:style-name="P36"><text:s text:c="8"/>"""</text:p>
      <text:p text:style-name="P37"><text:s text:c="8"/>pass</text:p>
      <text:p text:style-name="P38"><text:s text:c="8"/># voeg je code hier ...</text:p>
      <text:p text:style-name="P39"><text:s text:c="8"/></text:p>
      <text:p text:style-name="P40"><text:s text:c="4"/>def email_domain(self): # voeg de methode argumenten hier (als ze vereist zijn...)</text:p>
      <text:p text:style-name="P41"><text:s text:c="8"/>pass</text:p>
      <text:p text:style-name="P42"/>
      <text:p text:style-name="P43"><text:s text:c="4"/>def ___str___(self):</text:p>
      <text:p text:style-name="P44"><text:s text:c="8"/>return "Person: " + self.name + " " + self.surname + ", is " + str(self.age()) + " years old.\n\tContact: " + self.address + "." + str(self.telephone) + ", " + self.email </text:p>
      <text:p text:style-name="P45"/>
      <text:p text:style-name="P46"/>
      <text:p text:style-name="P47"/>
      <text:p text:style-name="P48">person1 = Person("Justin", "Bieber", date.fromisoformat("1986-03-11"), "Brussel Centraal", 46852145678, "just.in@be")</text:p>
      <text:p text:style-name="P49">print(person1)</text:p>
      <text:p text:style-name="P50"/>
      <text:p text:style-name="P51">person2 = Person("Nikola", "Tesla", date.fromisoformat("1967-03-11"), "Stad Gent", 4966321185, "nikola.tesla@legends.com")</text:p>
      <text:p text:style-name="P52">print(person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38Z</meta:creation-date>
    <dc:date>2022-12-20T11:19:38Z</dc:date>
  </office:meta>
</office:document-meta>
</file>